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5pt" fo:language="en" fo:country="US"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Tahoma" fo:language="en" fo:country="US"/>
    </style:style>
    <style:style style:name="P3" style:family="paragraph" style:parent-style-name="Standard">
      <style:paragraph-properties fo:text-align="justify" style:justify-single-word="false"/>
      <style:text-properties style:font-name="Tahoma" fo:language="en" fo:country="US" fo:font-weight="bold" style:font-weight-asian="bold" style:font-weight-complex="bold"/>
    </style:style>
    <style:style style:name="P4" style:family="paragraph" style:parent-style-name="Standard">
      <style:paragraph-properties fo:text-align="justify" style:justify-single-word="false"/>
      <style:text-properties style:font-name="Tahoma" fo:language="en" fo:country="US" fo:font-weight="normal" style:font-weight-asian="normal" style:font-weight-complex="normal"/>
    </style:style>
    <style:style style:name="P5" style:family="paragraph" style:parent-style-name="Standard">
      <style:paragraph-properties fo:text-align="center" style:justify-single-word="false"/>
      <style:text-properties style:font-name="Tahoma" fo:language="en" fo:country="US"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Tahoma" fo:font-weight="bold" style:font-weight-asian="bold" style:font-weight-complex="bold"/>
    </style:style>
    <style:style style:name="P7" style:family="paragraph" style:parent-style-name="Standard">
      <style:paragraph-properties fo:text-align="justify" style:justify-single-word="false"/>
      <style:text-properties style:font-name="Tahoma" fo:font-size="18pt" fo:language="en" fo:country="US" style:text-underline-style="none"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Tahoma" fo:font-size="18pt" fo:language="en" fo:country="US"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Tahoma" fo:font-size="12pt" fo:language="en" fo:country="US"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ahoma" fo:font-size="12pt" fo:language="en" fo:country="US"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Consolas" fo:language="en" fo:country="US"/>
    </style:style>
    <style:style style:name="P12" style:family="paragraph" style:parent-style-name="Standard">
      <style:paragraph-properties fo:text-align="justify" style:justify-single-word="false"/>
      <style:text-properties style:font-name="Consolas" fo:language="en" fo:country="US" fo:font-weight="bold" style:font-weight-asian="bold" style:font-weight-complex="bold"/>
    </style:style>
    <style:style style:name="P13" style:family="paragraph" style:parent-style-name="Standard">
      <style:paragraph-properties fo:text-align="justify" style:justify-single-word="false"/>
      <style:text-properties style:font-name="Consolas" fo:language="en" fo:country="US" fo:font-weight="normal" style:font-weight-asian="normal" style:font-weight-complex="normal"/>
    </style:style>
    <style:style style:name="P14" style:family="paragraph" style:parent-style-name="Standard">
      <style:paragraph-properties fo:text-align="justify" style:justify-single-word="false" fo:break-before="page"/>
      <style:text-properties style:font-name="Tahoma" fo:language="en" fo:country="US" fo:font-weight="bold" style:font-weight-asian="bold" style:font-weight-complex="bold"/>
    </style:style>
    <style:style style:name="P15" style:family="paragraph" style:parent-style-name="Standard">
      <style:paragraph-properties fo:text-align="center" style:justify-single-word="false" fo:break-before="page"/>
      <style:text-properties style:font-name="Tahoma" fo:language="en" fo:country="US" style:text-underline-style="solid" style:text-underline-width="auto" style:text-underline-color="font-color" fo:font-weight="bold" style:font-weight-asian="bold" style:font-weight-complex="bold"/>
    </style:style>
    <style:style style:name="P16" style:family="paragraph" style:parent-style-name="Standard" style:master-page-name="Standard">
      <style:paragraph-properties fo:text-align="center" style:justify-single-word="false" style:page-number="1"/>
      <style:text-properties style:font-name="Tahoma" fo:font-size="15pt" fo:language="en" fo:country="US" fo:font-weight="bold" style:font-size-asian="15pt" style:font-weight-asian="bold" style:font-size-complex="15pt" style:font-weight-complex="bold"/>
    </style:style>
    <style:style style:name="P17" style:family="paragraph" style:parent-style-name="Standard" style:list-style-name="L1">
      <style:paragraph-properties fo:text-align="justify" style:justify-single-word="false"/>
      <style:text-properties style:font-name="Tahoma"/>
    </style:style>
    <style:style style:name="P18" style:family="paragraph" style:parent-style-name="Standard" style:list-style-name="L1">
      <style:paragraph-properties fo:text-align="justify" style:justify-single-word="false"/>
      <style:text-properties style:font-name="Tahoma" fo:font-weight="bold" style:font-weight-asian="bold" style:font-weight-complex="bold"/>
    </style:style>
    <style:style style:name="P19" style:family="paragraph" style:parent-style-name="Standard" style:list-style-name="L2">
      <style:paragraph-properties fo:text-align="justify" style:justify-single-word="false"/>
      <style:text-properties style:font-name="Tahoma" fo:language="en" fo:country="US" fo:font-weight="bold" style:font-weight-asian="bold" style:font-weight-complex="bold"/>
    </style:style>
    <style:style style:name="P20" style:family="paragraph" style:parent-style-name="Standard" style:list-style-name="L3">
      <style:paragraph-properties fo:text-align="justify" style:justify-single-word="false"/>
      <style:text-properties style:font-name="Tahoma" fo:language="en" fo:country="US" fo:font-weight="bold" style:font-weight-asian="bold" style:font-weight-complex="bold"/>
    </style:style>
    <style:style style:name="P21" style:family="paragraph" style:parent-style-name="Standard" style:list-style-name="L4">
      <style:paragraph-properties fo:text-align="justify" style:justify-single-word="false"/>
      <style:text-properties style:font-name="Tahoma" fo:language="en" fo:country="US"/>
    </style:style>
    <style:style style:name="P22" style:family="paragraph" style:parent-style-name="Standard" style:list-style-name="L6">
      <style:paragraph-properties fo:text-align="justify" style:justify-single-word="false"/>
      <style:text-properties style:font-name="Tahoma" fo:language="en" fo:country="US"/>
    </style:style>
    <style:style style:name="P23" style:family="paragraph" style:parent-style-name="Standard" style:list-style-name="L7">
      <style:paragraph-properties fo:text-align="justify" style:justify-single-word="false"/>
      <style:text-properties style:font-name="Tahoma" fo:language="en" fo:country="US"/>
    </style:style>
    <style:style style:name="P24" style:family="paragraph" style:parent-style-name="Standard" style:list-style-name="L8">
      <style:paragraph-properties fo:text-align="justify" style:justify-single-word="false"/>
      <style:text-properties style:font-name="Tahoma" fo:language="en" fo:country="US"/>
    </style:style>
    <style:style style:name="P25" style:family="paragraph" style:parent-style-name="Standard" style:list-style-name="L9">
      <style:paragraph-properties fo:text-align="justify" style:justify-single-word="false"/>
      <style:text-properties style:font-name="Tahoma" fo:language="en" fo:country="US"/>
    </style:style>
    <style:style style:name="P26" style:family="paragraph" style:parent-style-name="Standard" style:list-style-name="L5">
      <style:paragraph-properties fo:text-align="justify" style:justify-single-word="false"/>
      <style:text-properties style:font-name="Tahoma" fo:font-size="12pt" fo:language="en" fo:country="US" style:text-underline-style="none" fo:font-weight="normal" style:font-size-asian="12pt" style:font-weight-asian="normal" style:font-size-complex="12pt" style:font-weight-complex="normal"/>
    </style:style>
    <style:style style:name="P27" style:family="paragraph" style:parent-style-name="Standard" style:list-style-name="L1">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style:font-name="Consolas"/>
    </style:style>
    <style:style style:name="T5" style:family="text">
      <style:text-properties style:font-name="Consolas" fo:language="en" fo:country="US" fo:font-weight="bold" style:font-weight-asian="bold" style:font-weight-complex="bold"/>
    </style:style>
    <style:style style:name="T6" style:family="text">
      <style:text-properties style:font-name="Consola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Tahoma" fo:language="en" fo:country="US"/>
    </style:style>
    <style:style style:name="T9" style:family="text">
      <style:text-properties style:font-name="Tahoma" fo:language="en" fo:country="US" fo:font-weight="bold" style:font-weight-asian="bold"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3 Transition Library v. 2.4.0 </text:p>
      <text:p text:style-name="P1">Manual</text:p>
      <text:p text:style-name="P2"><text:span text:style-name="T7">Author:</text:span> <text:s/>Nikos M.</text:p>
      <text:p text:style-name="P2"><text:span text:style-name="T7">License:</text:span> <text:s/>Free</text:p>
      <text:p text:style-name="P2"><text:span text:style-name="T7">Web:</text:span> <text:s/><text:a xlink:type="simple" xlink:href="http://nikos-web-development.netai.net/">http://nikos-web-development.netai.net</text:a></text:p>
      <text:p text:style-name="P2"><text:span text:style-name="T7">e-mail:</text:span> <text:s/><text:a xlink:type="simple" xlink:href="mailto:nikosms0@gmail.com">nikosms0@gmail.com</text:a></text:p>
      <text:p text:style-name="P2"/>
      <text:p text:style-name="P2"><text:span text:style-name="T10">Note:</text:span> <text:span text:style-name="T11">This software is provided AS IS no warranty is given as to the functionality or purpose of this software.</text:span></text:p>
      <text:p text:style-name="P2"/>
      <text:p text:style-name="P3">General</text:p>
      <text:p text:style-name="P2">This library is implemented in Actionscript 3 and is suitable for Flash CS3/CS4/CS5 (Flash Player 9+). It is provided in .swc format which you can include in your .fla file through publish/actionscript settings menu. In Flex you can just include the path.</text:p>
      <text:p text:style-name="P2"/>
      <text:p text:style-name="P3">Dependencies</text:p>
      <text:p text:style-name="P2">This library uses PaperVision 3D engine and TweenMax engine. These are included in the .swc file so you don't have to include them separately. The library uses also the AS3 Page Flipper class modified to include additional effects (included in .swc) and the AS3 Rippler Class also modified (also included in .swc). These classes are free and open-source software.</text:p>
      <text:p text:style-name="P2"/>
      <text:p text:style-name="P14">API Parameters</text:p>
      <text:p text:style-name="P3"/>
      <text:p text:style-name="P4">To use the transitions simply include the following code in your source files:</text:p>
      <text:p text:style-name="P12">import com.nikos.mytransitions.*;</text:p>
      <text:p text:style-name="P4">or</text:p>
      <text:p text:style-name="P4"><text:span text:style-name="T6">import com.nikos.mytransitions.FadeTiles;</text:span> etc.. for specific transitions</text:p>
      <text:p text:style-name="P4"/>
      <text:p text:style-name="P2">Each effect class has 4 static public parameters which define certain aspects of the effects</text:p>
      <text:p text:style-name="P2">These are common to all classes but they apply to each class alone.</text:p>
      <text:p text:style-name="P2"/>
      <text:list xml:id="list30598729" text:style-name="L1">
        <text:list-item>
          <text:p text:style-name="P17"><text:span text:style-name="T2">useFrames</text:span><text:span text:style-name="T1"> boolean param (default </text:span><text:span text:style-name="T2">true</text:span><text:span text:style-name="T1">), indicates whether the duration provided indicates frames or seconds</text:span></text:p>
        </text:list-item>
        <text:list-item>
          <text:p text:style-name="P17"><text:span text:style-name="T2">persist</text:span><text:span text:style-name="T1"> boolean param (default </text:span><text:span text:style-name="T2">true</text:span><text:span text:style-name="T1">), indicates whether the final image will be visible and persist after the end of the transition</text:span></text:p>
        </text:list-item>
        <text:list-item>
          <text:p text:style-name="P27"><text:span text:style-name="T9">dispatch</text:span><text:span text:style-name="T8"> boolean param (default </text:span><text:span text:style-name="T9">true</text:span><text:span text:style-name="T8">), indicates whether the class will dispatch events when the transition is over. The event is </text:span><text:span text:style-name="T5">Transition.eventType</text:span><text:span text:style-name="T9"> </text:span><text:span text:style-name="T8">this is what you should listen to.</text:span></text:p>
        </text:list-item>
        <text:list-item>
          <text:p text:style-name="P27"><text:span text:style-name="T9">startNow</text:span><text:span text:style-name="T8"> <text:s/>boolean param (default </text:span><text:span text:style-name="T9">true</text:span><text:span text:style-name="T8">), indicates whether the transition should start immediately or on the next ENTER_FRAME event</text:span></text:p>
        </text:list-item>
      </text:list>
      <text:p text:style-name="P2"/>
      <text:p text:style-name="P2">These parameters are static thus the same for every instance of the same transition class but different for instances of different transition classes.</text:p>
      <text:p text:style-name="P2"/>
      <text:p text:style-name="P2">Also 5 static global public params exist which apply to all effects these are:</text:p>
      <text:list xml:id="list30602307" text:continue-numbering="true" text:style-name="L1">
        <text:list-item>
          <text:p text:style-name="P17"><text:span text:style-name="T2">useFramesGlobal</text:span><text:span text:style-name="T1"> boolean param (default </text:span><text:span text:style-name="T2">true</text:span><text:span text:style-name="T1">), indicates whether the duration provided indicates frames or seconds</text:span></text:p>
        </text:list-item>
        <text:list-item>
          <text:p text:style-name="P17"><text:span text:style-name="T2">persistGlobal</text:span><text:span text:style-name="T1"> boolean param (default </text:span><text:span text:style-name="T2">true</text:span><text:span text:style-name="T1">), indicates whether the final image will be visible and persist after the end of the transition</text:span></text:p>
        </text:list-item>
        <text:list-item>
          <text:p text:style-name="P17"><text:span text:style-name="T2">dispatchGlobal</text:span><text:span text:style-name="T1"> boolean param (default </text:span><text:span text:style-name="T2">true</text:span><text:span text:style-name="T1">), indicates whether the class will dispatch events when the transition is over. The event is </text:span><text:span text:style-name="T5">Transition.eventType</text:span><text:span text:style-name="T1"> this is what you should listen to. </text:span></text:p>
        </text:list-item>
        <text:list-item>
          <text:p text:style-name="P17"><text:span text:style-name="T2">startNowGlobal</text:span><text:span text:style-name="T1"> <text:s/>boolean param (default </text:span><text:span text:style-name="T2">true</text:span><text:span text:style-name="T1">), indicates whether the transition should start immediately or on the next ENTER_FRAME event</text:span></text:p>
        </text:list-item>
        <text:list-item>
          <text:p text:style-name="P18"><text:span text:style-name="T1">useGlobal </text:span><text:span text:style-name="T3">boolean param (default </text:span><text:span text:style-name="T1">false</text:span><text:span text:style-name="T3">) indicates whether the local or global params should be used. Global params apply to all instances of all classes whereas </text:span><text:span text:style-name="T3">local params apply to all instances of each specific class alone</text:span></text:p>
        </text:list-item>
      </text:list>
      <text:p text:style-name="P3"/>
      <text:p text:style-name="P4">All transition classes are subclasses of the Transition Class which u can use as a general substitute for generic transitions.</text:p>
      <text:p text:style-name="P4">Eg:</text:p>
      <text:p text:style-name="P13"><text:span text:style-name="T7">FadeTiles.useFrames=false;</text:span> <text:s/>// use seconds for all FadeTiles transitions</text:p>
      <text:p text:style-name="P4">or</text:p>
      <text:p text:style-name="P12">Transition.useGlobal=true;</text:p>
      <text:p text:style-name="P13"><text:span text:style-name="T7">Transition.useFramesGlobal=false;</text:span> <text:s/>// use seconds for all transitions</text:p>
      <text:p text:style-name="P12"/>
      <text:p text:style-name="P3"/>
      <text:p text:style-name="P3"/>
      <text:p text:style-name="P3"/>
      <text:p text:style-name="P3"><text:soft-page-break/>Public Methods</text:p>
      <text:p text:style-name="P4">Each Transition Effect class provides 2 public methods: the <text:span text:style-name="T4">doit</text:span> method and the <text:span text:style-name="T4">kill</text:span> method. The <text:span text:style-name="T4">doit</text:span> method does the transition and accepts an object as parameter which defines the parameters for the specific transition effect (see the documentation for each effect below). The <text:span text:style-name="T4">kill</text:span> method accepts no parameters and stops the transition that has started, before the duration is over (forcing it to completion). The <text:span text:style-name="T4">kill</text:span> method must only be called after the <text:span text:style-name="T4">doit</text:span> method has been called and only if you want to stop immediately the transition that has started.</text:p>
      <text:p text:style-name="P4">Calling the <text:span text:style-name="T4">kill</text:span> method if the <text:span text:style-name="T4">doit</text:span> method is not active does nothing. The <text:span text:style-name="T4">kill</text:span> method actually forces the transition to end before the whole duration is over. As such the <text:span text:style-name="T12">Transition Complete event</text:span> will be fired (if the <text:span text:style-name="T4">dispatch</text:span> parameter is true and there is a listener for it).</text:p>
      <text:p text:style-name="P14">Transition Effects</text:p>
      <text:p text:style-name="P3"/>
      <text:list xml:id="list30595924" text:style-name="L2">
        <text:list-item>
          <text:p text:style-name="P19">FadeTiles (fades in the tiles in the specified ordering)</text:p>
        </text:list-item>
        <text:list-item>
          <text:p text:style-name="P19">FlipTiles <text:s/>(flips tiles horizontally or vertically 3D in specified ordering)</text:p>
        </text:list-item>
        <text:list-item>
          <text:p text:style-name="P19">ScaleTiles (scales ie grows or shrinks tiles and rotates in specified ordering)</text:p>
        </text:list-item>
        <text:list-item>
          <text:p text:style-name="P19">Slices (horizontal, vertical or diagonal slices in specified ordering)</text:p>
        </text:list-item>
        <text:list-item>
          <text:p text:style-name="P19">Cubes (rotates horizontally or vertically sliced cubelets in specified direction and ordering)</text:p>
        </text:list-item>
        <text:list-item>
          <text:p text:style-name="P19">GradientMasks (sliced gradient alpha masks horizontal or vertical in specified ordering)</text:p>
        </text:list-item>
        <text:list-item>
          <text:p text:style-name="P19">Fly (moves new image as if it flies above from specified point)</text:p>
        </text:list-item>
        <text:list-item>
          <text:p text:style-name="P19">Clock (clock-like transition with specified number of segments)</text:p>
        </text:list-item>
        <text:list-item>
          <text:p text:style-name="P19">FlipPage (flips the image as if it is a page horizontally vertically or diagonally)</text:p>
        </text:list-item>
        <text:list-item>
          <text:p text:style-name="P19">FlipPage3D (flips the image in 3D style by bending or twisting)</text:p>
        </text:list-item>
        <text:list-item>
          <text:p text:style-name="P19">DreamWave (distorts image in a dream like waving manner)</text:p>
        </text:list-item>
        <text:list-item>
          <text:p text:style-name="P19">Pixelate (scales image to pixel size then to next image reversely)</text:p>
        </text:list-item>
        <text:list-item>
          <text:p text:style-name="P19">GradientSweep (sweeps image with an alpha gradient mask from specified point)</text:p>
        </text:list-item>
        <text:list-item>
          <text:p text:style-name="P19">Ripples (fades in image like it is reflected on rippled water)</text:p>
        </text:list-item>
        <text:list-item>
          <text:p text:style-name="P19">Blinds (this is the well known blinds transition only more extended to include more options)</text:p>
        </text:list-item>
        <text:list-item>
          <text:p text:style-name="P19">Blur (blurs in the target)</text:p>
        </text:list-item>
        <text:list-item>
          <text:p text:style-name="P19">Dissolve (dissolves the image)</text:p>
        </text:list-item>
        <text:list-item>
          <text:p text:style-name="P19">Masks (reveals the image using masks)</text:p>
        </text:list-item>
        <text:list-item>
          <text:p text:style-name="P19">JigsawPuzzle (decomposes and recomposes images like jigsaw puzzles)</text:p>
        </text:list-item>
        <text:list-item>
          <text:p text:style-name="P19">Fold (3D fold-like transition)</text:p>
        </text:list-item>
        <text:list-item>
          <text:p text:style-name="P19">Shuffle (3D card shuffle transition)</text:p>
        </text:list-item>
      </text:list>
      <text:p text:style-name="P3"/>
      <text:p text:style-name="P14">Orderings</text:p>
      <text:list xml:id="list30611554" text:style-name="L3">
        <text:list-item>
          <text:p text:style-name="P20">"diagonal-top-left"</text:p>
        </text:list-item>
        <text:list-item>
          <text:p text:style-name="P20">"diagonal-top-right"</text:p>
        </text:list-item>
        <text:list-item>
          <text:p text:style-name="P20">"diagonal-bottom-left"</text:p>
        </text:list-item>
        <text:list-item>
          <text:p text:style-name="P20">"diagonal-bottom-right"</text:p>
        </text:list-item>
        <text:list-item>
          <text:p text:style-name="P20">“rows”</text:p>
        </text:list-item>
        <text:list-item>
          <text:p text:style-name="P20">“rows-reverse”</text:p>
        </text:list-item>
        <text:list-item>
          <text:p text:style-name="P20">“columns”</text:p>
        </text:list-item>
        <text:list-item>
          <text:p text:style-name="P20">“columns-reverse”</text:p>
        </text:list-item>
        <text:list-item>
          <text:p text:style-name="P20">“checkerboard”</text:p>
        </text:list-item>
        <text:list-item>
          <text:p text:style-name="P20">"rows-first"</text:p>
        </text:list-item>
        <text:list-item>
          <text:p text:style-name="P20">"rows-first-reverse"</text:p>
        </text:list-item>
        <text:list-item>
          <text:p text:style-name="P20">"columns-first"</text:p>
        </text:list-item>
        <text:list-item>
          <text:p text:style-name="P20">"columns-first-reverse"</text:p>
        </text:list-item>
        <text:list-item>
          <text:p text:style-name="P20">"spiral-top-left"</text:p>
        </text:list-item>
        <text:list-item>
          <text:p text:style-name="P20">"spiral-top-right"</text:p>
        </text:list-item>
        <text:list-item>
          <text:p text:style-name="P20">"spiral-bottom-left"</text:p>
        </text:list-item>
        <text:list-item>
          <text:p text:style-name="P20">"spiral-bottom-right"</text:p>
        </text:list-item>
        <text:list-item>
          <text:p text:style-name="P20">"spiral-top-left-reverse"</text:p>
        </text:list-item>
        <text:list-item>
          <text:p text:style-name="P20">"spiral-top-right-reverse"</text:p>
        </text:list-item>
        <text:list-item>
          <text:p text:style-name="P20">"spiral-bottom-left-reverse"</text:p>
        </text:list-item>
        <text:list-item>
          <text:p text:style-name="P20">"spiral-bottom-right-reverse"</text:p>
        </text:list-item>
        <text:list-item>
          <text:p text:style-name="P20">"random"</text:p>
        </text:list-item>
        <text:list-item>
          <text:p text:style-name="P20">"up-down"</text:p>
        </text:list-item>
        <text:list-item>
          <text:p text:style-name="P20">"up-down-reverse"</text:p>
        </text:list-item>
        <text:list-item>
          <text:p text:style-name="P20">"left-right"</text:p>
        </text:list-item>
        <text:list-item>
          <text:p text:style-name="P20">"left-right-reverse"</text:p>
        </text:list-item>
      </text:list>
      <text:p text:style-name="P6"><text:span text:style-name="T1">Note: </text:span><text:span text:style-name="T3">Not all ordering functions apply to all transitions but most are</text:span></text:p>
      <text:p text:style-name="P3"/>
      <text:p text:style-name="P14">Overlap Parameter</text:p>
      <text:p text:style-name="P4">The Transitions that have an overlap parameter (most of them) is defined as the percentage of overlap between the start of the previous tile animation inside the transition to the start of the next tile animation in the same transition. Thus a value of 0 indicates no overlap (ie next tile starts after previous finishes) and a value of 1 indicates full overlap (all tiles start simultaneously). The values in-between indicate partial overlap. Overlap Parameter takes values 0 – 1 inclusive.</text:p>
      <text:p text:style-name="P3"/>
      <text:p text:style-name="P3">Easing</text:p>
      <text:p text:style-name="P4">Each Transition Effect demands an easing function. U can use any easing function u like eg from <text:span text:style-name="T4">fl.transitions.easing</text:span> or any other, just pass the function name as transition easing parameter.</text:p>
      <text:p text:style-name="P4"/>
      <text:p text:style-name="P3">Duration</text:p>
      <text:p text:style-name="P4">Each Transition Effect demands a duration parameter which defines the duration (in seconds or frames depending on the useFrames and useFramesGlobal parameter) of the whole transition and of the transition only.</text:p>
      <text:p text:style-name="P4"/>
      <text:p text:style-name="P3">Targets</text:p>
      <text:p text:style-name="P4">All transitions demand 2 targets (ie display objects) a <text:span text:style-name="T7">fromTarget</text:span> and a <text:span text:style-name="T7">toTarget</text:span>. <text:s/>More details in the Documentation for each Transition.</text:p>
      <text:p text:style-name="P4"/>
      <text:p text:style-name="P15">Transition Classes Documentation</text:p>
      <text:p text:style-name="P5"/>
      <text:p text:style-name="P7">Dissolve</text:p>
      <text:p text:style-name="P2"/>
      <text:p text:style-name="P3">Description:</text:p>
      <text:p text:style-name="P2">Dissolves the target using specified easing</text:p>
      <text:p text:style-name="P2"/>
      <text:p text:style-name="P3">Use example: </text:p>
      <text:p text:style-name="P11">var foo=new Dissolv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Masks</text:p>
      <text:p text:style-name="P2"/>
      <text:p text:style-name="P3">Description:</text:p>
      <text:p text:style-name="P2">Reveals the target using masks</text:p>
      <text:p text:style-name="P2"/>
      <text:p text:style-name="P3">Use example: </text:p>
      <text:p text:style-name="P11">var foo=new Mask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text:soft-page-break/>Blur</text:p>
      <text:p text:style-name="P2"/>
      <text:p text:style-name="P3">Description:</text:p>
      <text:p text:style-name="P2">Blurs the target using specified easing</text:p>
      <text:p text:style-name="P2"/>
      <text:p text:style-name="P3">Use example: </text:p>
      <text:p text:style-name="P11">var foo=new Blur();</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
      <text:p text:style-name="P7"/>
      <text:p text:style-name="P7">JigsawPuzzle</text:p>
      <text:p text:style-name="P2"/>
      <text:p text:style-name="P3">Description:</text:p>
      <text:p text:style-name="P2">Decomposes and recomposes targets like a jigsaw puzzle</text:p>
      <text:p text:style-name="P2"/>
      <text:p text:style-name="P3">Use example: </text:p>
      <text:p text:style-name="P11">var foo=new JigsawPuzzl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text:tab/><text:tab/>mode:”random-move”,</text:p>
      <text:p text:style-name="P11"><text:tab/><text:tab/>overlap:0.92,</text:p>
      <text:p text:style-name="P11"><text:tab/><text:tab/>ordering:"random"});</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text:soft-page-break/>useFrames or useFramesGlobal parameter)</text:p>
      <text:p text:style-name="P2"><text:span text:style-name="T4">easing</text:span>: <text:span text:style-name="T7">Function</text:span>, easing function to apply to transition</text:p>
      <text:p text:style-name="P2"/>
      <text:p text:style-name="P2"/>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8)</text:p>
      <text:p text:style-name="P2"><text:span text:style-name="T4">mode</text:span>: <text:span text:style-name="T7">String</text:span>, <text:s/>the mode of the puzzle pieces to follow.. (default “random-move”) values are:</text:p>
      <text:list xml:id="list30598118" text:style-name="L4">
        <text:list-item>
          <text:p text:style-name="P21">“random-move”</text:p>
        </text:list-item>
        <text:list-item>
          <text:p text:style-name="P21">“center-move”</text:p>
        </text:list-item>
        <text:list-item>
          <text:p text:style-name="P21">“swap”</text:p>
        </text:list-item>
        <text:list-item>
          <text:p text:style-name="P21">“rotate”</text:p>
        </text:list-item>
        <text:list-item>
          <text:p text:style-name="P21">“scale”</text:p>
        </text:list-item>
      </text:list>
      <text:p text:style-name="P7"/>
      <text:p text:style-name="P7"/>
      <text:p text:style-name="P7">Fold</text:p>
      <text:p text:style-name="P2"/>
      <text:p text:style-name="P3">Description:</text:p>
      <text:p text:style-name="P2">Folds 3D like cards folding</text:p>
      <text:p text:style-name="P2"/>
      <text:p text:style-name="P3">Use example: </text:p>
      <text:p text:style-name="P11">var foo=new Fold();</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text:tab/><text:tab/>mode:”lef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
      <text:p text:style-name="P2"><text:span text:style-name="T4">mode</text:span>: <text:span text:style-name="T7">String</text:span>, <text:s/>the direction of folding.. (default “left”) values are:</text:p>
      <text:list xml:id="list30611286" text:continue-numbering="true" text:style-name="L4">
        <text:list-item>
          <text:p text:style-name="P21">“left”</text:p>
        </text:list-item>
        <text:list-item>
          <text:p text:style-name="P21">“right”</text:p>
        </text:list-item>
      </text:list>
      <text:p text:style-name="P2"/>
      <text:p text:style-name="P7"/>
      <text:p text:style-name="P7"><text:soft-page-break/></text:p>
      <text:p text:style-name="P7">Shuffle</text:p>
      <text:p text:style-name="P2"/>
      <text:p text:style-name="P3">Description:</text:p>
      <text:p text:style-name="P2">3D Shuffle like card <text:s/>shuffling</text:p>
      <text:p text:style-name="P2"/>
      <text:p text:style-name="P3">Use example: </text:p>
      <text:p text:style-name="P11">var foo=new Shuffl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10"/>
      <text:p text:style-name="P2"/>
      <text:p text:style-name="P2"><text:span text:style-name="T4">mode</text:span>: <text:span text:style-name="T7">String</text:span>, <text:s/>the direction of shuffling.. (default “left”) values are:</text:p>
      <text:list xml:id="list30592573" text:continue-numbering="true" text:style-name="L4">
        <text:list-item>
          <text:p text:style-name="P21">“left”</text:p>
        </text:list-item>
        <text:list-item>
          <text:p text:style-name="P21">“right”</text:p>
        </text:list-item>
      </text:list>
      <text:p text:style-name="P10"/>
      <text:p text:style-name="P7"/>
      <text:p text:style-name="P7">Blinds</text:p>
      <text:p text:style-name="P2"/>
      <text:p text:style-name="P3">Description:</text:p>
      <text:p text:style-name="P2">Masks the target in tiles (like blinds) using specified ordering, easing and overlap</text:p>
      <text:p text:style-name="P2"/>
      <text:p text:style-name="P3">Use example: </text:p>
      <text:p text:style-name="P11">var foo=new Blind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 </text:p>
      <text:p text:style-name="P11"><text:tab/><text:tab/> rows:4,</text:p>
      <text:p text:style-name="P11"><text:tab/><text:tab/>columns:4,</text:p>
      <text:p text:style-name="P11"><text:tab/><text:tab/>overlap:0.92,</text:p>
      <text:p text:style-name="P11"><text:tab/><text:tab/>mode:”center”,</text:p>
      <text:p text:style-name="P11"><text:soft-page-break/><text:tab/><text:tab/>ordering:"random"});</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left-right”)</text:p>
      <text:p text:style-name="P2"><text:span text:style-name="T4">overlap</text:span>: <text:span text:style-name="T7">Number (0-1)</text:span>, <text:s/>the percentage of overlap between <text:s/>tiles, 0 is no overlap, 1 full overlap, 0.5 half overlap etc.. (default 0.8)</text:p>
      <text:p text:style-name="P2"><text:span text:style-name="T4">mode</text:span>: <text:span text:style-name="T7">String</text:span>, the start point from which the masks grow (default “left”), values are:</text:p>
      <text:list xml:id="list30585802" text:style-name="L5">
        <text:list-item>
          <text:p text:style-name="P26">"right"</text:p>
        </text:list-item>
        <text:list-item>
          <text:p text:style-name="P26"><text:s/>"top"</text:p>
        </text:list-item>
        <text:list-item>
          <text:p text:style-name="P26">"bottom"</text:p>
        </text:list-item>
        <text:list-item>
          <text:p text:style-name="P26">"top-left"</text:p>
        </text:list-item>
        <text:list-item>
          <text:p text:style-name="P26">"bottom-right"</text:p>
        </text:list-item>
        <text:list-item>
          <text:p text:style-name="P26">"bottom-left"</text:p>
        </text:list-item>
        <text:list-item>
          <text:p text:style-name="P26">"top-right"</text:p>
        </text:list-item>
        <text:list-item>
          <text:p text:style-name="P26">"center"</text:p>
        </text:list-item>
        <text:list-item>
          <text:p text:style-name="P26">"left"</text:p>
        </text:list-item>
      </text:list>
      <text:p text:style-name="P9"/>
      <text:p text:style-name="P9"/>
      <text:p text:style-name="P7">FadeTiles</text:p>
      <text:p text:style-name="P2"/>
      <text:p text:style-name="P3">Description:</text:p>
      <text:p text:style-name="P2">Fades the target in tiles using specified ordering, easing and overlap</text:p>
      <text:p text:style-name="P2"/>
      <text:p text:style-name="P3">Use example: </text:p>
      <text:p text:style-name="P11">var foo=new FadeTile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 </text:p>
      <text:p text:style-name="P11"><text:tab/><text:tab/> rows:4,</text:p>
      <text:p text:style-name="P11"><text:tab/><text:tab/>columns:4,</text:p>
      <text:p text:style-name="P11"><text:tab/><text:tab/>overlap:0.92,</text:p>
      <text:p text:style-name="P11"><text:tab/><text:tab/>ordering:"random"});</text:p>
      <text:p text:style-name="P11"/>
      <text:p text:style-name="P2"/>
      <text:p text:style-name="P3"><text:soft-page-break/>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left-right”)</text:p>
      <text:p text:style-name="P2"><text:span text:style-name="T4">overlap</text:span>: <text:span text:style-name="T7">Number (0-1)</text:span>, <text:s/>the percentage of overlap between <text:s/>tiles, 0 is no overlap, 1 full overlap, 0.5 half overlap etc.. (default 0.8)</text:p>
      <text:p text:style-name="P2"/>
      <text:p text:style-name="P2"/>
      <text:p text:style-name="P8">FlipTiles</text:p>
      <text:p text:style-name="P2"/>
      <text:p text:style-name="P3">Description:</text:p>
      <text:p text:style-name="P2">Flips in 3D the target in tiles using specified ordering, easing and overlap</text:p>
      <text:p text:style-name="P2"/>
      <text:p text:style-name="P3">Use example: </text:p>
      <text:p text:style-name="P11">var foo=new FlipTiles();</text:p>
      <text:p text:style-name="P11">addChild(foo);</text:p>
      <text:p text:style-name="P11">foo.doit({</text:p>
      <text:p text:style-name="P11"><text:tab/><text:tab/> fromTarget:pic1,</text:p>
      <text:p text:style-name="P11"><text:tab/><text:tab/> toTarget:pic2,</text:p>
      <text:p text:style-name="P11"><text:tab/><text:tab/> duration:40,</text:p>
      <text:p text:style-name="P11"><text:tab/><text:tab/> easing:Bounce.easeOut,</text:p>
      <text:p text:style-name="P11"><text:tab/><text:tab/> rows:1,</text:p>
      <text:p text:style-name="P11"><text:tab/><text:tab/>columns:4,</text:p>
      <text:p text:style-name="P11"><text:tab/><text:tab/>overlap:0.92,</text:p>
      <text:p text:style-name="P11"><text:tab/><text:tab/>ordering:"random",</text:p>
      <text:p text:style-name="P11"><text:tab/><text:tab/>spin:"vertical"});</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pin</text:span>:<text:span text:style-name="T7"> String</text:span>, values are “horizontal” or “vertical” , spin of flipping (default “horizontal”)</text:p>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spiral-top-left”)</text:p>
      <text:p text:style-name="P2"><text:soft-page-break/><text:span text:style-name="T4">overlap</text:span>: <text:span text:style-name="T7">Number (0-1)</text:span>, <text:s/>the percentage of overlap between <text:s/>tiles, 0 is no overlap, 1 full overlap, 0.5 half overlap etc.. (default 0.8)</text:p>
      <text:p text:style-name="P2"><text:span text:style-name="T4">background</text:span>: <text:span text:style-name="T7">Boolean</text:span>, <text:s/>whether a black background will be added to enhance the effect.. (default false)</text:p>
      <text:p text:style-name="P2"/>
      <text:p text:style-name="P2"/>
      <text:p text:style-name="P8">FlipPage</text:p>
      <text:p text:style-name="P2"/>
      <text:p text:style-name="P3">Description:</text:p>
      <text:p text:style-name="P2">Flips the target like it is flipping a sheet of paper</text:p>
      <text:p text:style-name="P2"/>
      <text:p text:style-name="P3">Use example: </text:p>
      <text:p text:style-name="P11">var foo=new FlipPage();</text:p>
      <text:p text:style-name="P11">addChild(foo);</text:p>
      <text:p text:style-name="P11">foo.doit({</text:p>
      <text:p text:style-name="P11"><text:tab/><text:tab/> <text:s/>toTarget:pic1,</text:p>
      <text:p text:style-name="P11"><text:tab/><text:tab/>fromTarget:pic2,</text:p>
      <text:p text:style-name="P11"><text:tab/><text:tab/> duration:40,</text:p>
      <text:p text:style-name="P11"><text:tab/><text:tab/> easing:Strong.easeOut,</text:p>
      <text:p text:style-name="P11"><text:tab/><text:tab/> mode:"diagonal-top-left-revers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text:span text:style-name="T7"> String</text:span>, the start point of the flip and the direction, values are:</text:p>
      <text:p text:style-name="P2"/>
      <text:list xml:id="list30588300" text:style-name="L6">
        <text:list-item>
          <text:p text:style-name="P22">"horizontal-top-left"</text:p>
        </text:list-item>
        <text:list-item>
          <text:p text:style-name="P22">"horizontal-top-right"</text:p>
        </text:list-item>
        <text:list-item>
          <text:p text:style-name="P22">"horizontal-bottom-right"</text:p>
        </text:list-item>
        <text:list-item>
          <text:p text:style-name="P22">"horizontal-bottom-left"</text:p>
        </text:list-item>
        <text:list-item>
          <text:p text:style-name="P22">"vertical-top-left"</text:p>
        </text:list-item>
        <text:list-item>
          <text:p text:style-name="P22">"vertical-top-right"</text:p>
        </text:list-item>
        <text:list-item>
          <text:p text:style-name="P22">"vertical-bottom-left"</text:p>
        </text:list-item>
        <text:list-item>
          <text:p text:style-name="P22">"vertical-bottom-right"</text:p>
        </text:list-item>
        <text:list-item>
          <text:p text:style-name="P22">"horizontal-top-left-reverse"</text:p>
        </text:list-item>
        <text:list-item>
          <text:p text:style-name="P22">"horizontal-top-right-reverse"</text:p>
        </text:list-item>
        <text:list-item>
          <text:p text:style-name="P22">"horizontal-bottom-right-reverse"</text:p>
        </text:list-item>
        <text:list-item>
          <text:p text:style-name="P22">"horizontal-bottom-left-reverse"</text:p>
        </text:list-item>
        <text:list-item>
          <text:p text:style-name="P22">"vertical-top-left-reverse"</text:p>
        </text:list-item>
        <text:list-item>
          <text:p text:style-name="P22">"vertical-top-right-reverse"</text:p>
        </text:list-item>
        <text:list-item>
          <text:p text:style-name="P22">"vertical-bottom-left-reverse"</text:p>
        </text:list-item>
        <text:list-item>
          <text:p text:style-name="P22">"vertical-bottom-right-reverse"</text:p>
        </text:list-item>
        <text:list-item>
          <text:p text:style-name="P22"><text:soft-page-break/>"diagonal-top-right-reverse"</text:p>
        </text:list-item>
        <text:list-item>
          <text:p text:style-name="P22">"diagonal-bottom-right-reverse"</text:p>
        </text:list-item>
        <text:list-item>
          <text:p text:style-name="P22">"diagonal-bottom-left-reverse"</text:p>
        </text:list-item>
        <text:list-item>
          <text:p text:style-name="P22">"diagonal-top-left-reverse"</text:p>
        </text:list-item>
        <text:list-item>
          <text:p text:style-name="P22">"diagonal-top-right"</text:p>
        </text:list-item>
        <text:list-item>
          <text:p text:style-name="P22">"diagonal-bottom-right"</text:p>
        </text:list-item>
        <text:list-item>
          <text:p text:style-name="P22">"diagonal-bottom-left"</text:p>
        </text:list-item>
        <text:list-item>
          <text:p text:style-name="P22">"diagonal-top-left"</text:p>
        </text:list-item>
      </text:list>
      <text:p text:style-name="P2"/>
      <text:p text:style-name="P2">(default “diagonal-top-left-reverse”)</text:p>
      <text:p text:style-name="P2"/>
      <text:p text:style-name="P8">FlipPage3D</text:p>
      <text:p text:style-name="P2"/>
      <text:p text:style-name="P3">Description:</text:p>
      <text:p text:style-name="P2">Flips the target in 3D style using bending or twisting</text:p>
      <text:p text:style-name="P2"/>
      <text:p text:style-name="P3">Use example: </text:p>
      <text:p text:style-name="P11">var foo=new FlipPage3D();</text:p>
      <text:p text:style-name="P11">addChild(foo);</text:p>
      <text:p text:style-name="P11">foo.doit({</text:p>
      <text:p text:style-name="P11"><text:tab/><text:tab/> <text:s/>toTarget:pic1,</text:p>
      <text:p text:style-name="P11"><text:tab/><text:tab/>fromTarget:pic2,</text:p>
      <text:p text:style-name="P11"><text:tab/><text:tab/> duration:40,</text:p>
      <text:p text:style-name="P11"><text:tab/><text:tab/> easing:Strong.easeOut,</text:p>
      <text:p text:style-name="P11"><text:tab/><text:tab/> mode:"bend"});</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text:span text:style-name="T7"> String</text:span>, the bend or twist applied (default : “bend”), values are:</text:p>
      <text:list xml:id="list30589435" text:style-name="L7">
        <text:list-item>
          <text:p text:style-name="P23">“bend”</text:p>
        </text:list-item>
        <text:list-item>
          <text:p text:style-name="P23">“twist”</text:p>
        </text:list-item>
      </text:list>
      <text:p text:style-name="P2"/>
      <text:p text:style-name="P8"/>
      <text:p text:style-name="P8">ScaleTiles</text:p>
      <text:p text:style-name="P2"/>
      <text:p text:style-name="P3">Description:</text:p>
      <text:p text:style-name="P2">Scales the target in tiles and rotates them using specified ordering, easing and overlap</text:p>
      <text:p text:style-name="P2"/>
      <text:p text:style-name="P3">Use example: </text:p>
      <text:p text:style-name="P11">var foo=new ScaleTiles();</text:p>
      <text:p text:style-name="P11"><text:soft-page-break/>addChild(foo);</text:p>
      <text:p text:style-name="P11">foo.doit({</text:p>
      <text:p text:style-name="P11"><text:tab/><text:tab/> fromTarget:pic1,</text:p>
      <text:p text:style-name="P11"><text:tab/><text:tab/>toTarget:pic2,</text:p>
      <text:p text:style-name="P11"><text:tab/><text:tab/> duration:40,</text:p>
      <text:p text:style-name="P11"><text:tab/><text:tab/> easing:Strong.easeOut,</text:p>
      <text:p text:style-name="P11"><text:tab/><text:tab/> rows:6,</text:p>
      <text:p text:style-name="P11"><text:tab/><text:tab/>columns:6,</text:p>
      <text:p text:style-name="P11"><text:tab/><text:tab/>overlap:1,</text:p>
      <text:p text:style-name="P11"><text:tab/><text:tab/>reverse:true,</text:p>
      <text:p text:style-name="P11"><text:tab/><text:tab/>rotate:true,</text:p>
      <text:p text:style-name="P11"><text:tab/><text:tab/>ordering:"columns-firs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5)</text:p>
      <text:p text:style-name="P2"><text:span text:style-name="T4">rotate</text:span>: <text:span text:style-name="T7">Boolean</text:span>, <text:s/>whether to also rotate tiles as it scales them (default true)</text:p>
      <text:p text:style-name="P2"><text:span text:style-name="T4">reverse</text:span>: <text:span text:style-name="T7">Boolean</text:span>, <text:s/>whether to apply the reverse transition,ie the tiles of fromTarget scale to zero instead of the tiles of toTrarget to scale to one (default false)</text:p>
      <text:p text:style-name="P2"/>
      <text:p text:style-name="P2"/>
      <text:p text:style-name="P2"/>
      <text:p text:style-name="P8">Fly</text:p>
      <text:p text:style-name="P2"/>
      <text:p text:style-name="P3">Description:</text:p>
      <text:p text:style-name="P2">Flies in <text:s/>the target from specified point</text:p>
      <text:p text:style-name="P2"/>
      <text:p text:style-name="P3">Use example: </text:p>
      <text:p text:style-name="P11">var foo=new Fly();</text:p>
      <text:p text:style-name="P11">addChild(foo);</text:p>
      <text:p text:style-name="P11">foo.doit({</text:p>
      <text:p text:style-name="P11"><text:tab/><text:tab/>toTarget:pic1,</text:p>
      <text:p text:style-name="P11"><text:tab/><text:tab/>fromTarget:pic0,</text:p>
      <text:p text:style-name="P11"><text:tab/><text:tab/> duration:40,</text:p>
      <text:p text:style-name="P11"><text:tab/><text:tab/> easing:Strong.easeOut,</text:p>
      <text:p text:style-name="P11"><text:tab/><text:tab/>mode:"top-left"});</text:p>
      <text:p text:style-name="P11"/>
      <text:p text:style-name="P2"><text:soft-page-break/></text:p>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 <text:span text:style-name="T7">String</text:span>, the start point, values are:</text:p>
      <text:list xml:id="list30598607" text:style-name="L8">
        <text:list-item>
          <text:p text:style-name="P24">"top-left"</text:p>
        </text:list-item>
        <text:list-item>
          <text:p text:style-name="P24">"top-right"</text:p>
        </text:list-item>
        <text:list-item>
          <text:p text:style-name="P24">"bottom-left"</text:p>
        </text:list-item>
        <text:list-item>
          <text:p text:style-name="P24">"bottom-right"</text:p>
        </text:list-item>
        <text:list-item>
          <text:p text:style-name="P24">"left"</text:p>
        </text:list-item>
        <text:list-item>
          <text:p text:style-name="P24">"right"</text:p>
        </text:list-item>
        <text:list-item>
          <text:p text:style-name="P24">"bottom"</text:p>
        </text:list-item>
        <text:list-item>
          <text:p text:style-name="P24">"top"</text:p>
        </text:list-item>
      </text:list>
      <text:p text:style-name="P2">(default “top-left”)</text:p>
      <text:p text:style-name="P2"/>
      <text:p text:style-name="P2"/>
      <text:p text:style-name="P8">Cubes</text:p>
      <text:p text:style-name="P2"/>
      <text:p text:style-name="P3">Description:</text:p>
      <text:p text:style-name="P2">Slices the target in cubes and rotates them using specified ordering, easing and overlap and direction</text:p>
      <text:p text:style-name="P2"/>
      <text:p text:style-name="P3">Use example: </text:p>
      <text:p text:style-name="P11">var foo=new Cubes();</text:p>
      <text:p text:style-name="P11">addChild(foo);</text:p>
      <text:p text:style-name="P11">foo.doit({</text:p>
      <text:p text:style-name="P11"><text:tab/><text:tab/> fromTarget:pic1,</text:p>
      <text:p text:style-name="P11"><text:tab/><text:tab/> toTarget:pic2,</text:p>
      <text:p text:style-name="P11"><text:tab/><text:tab/> duration:40,</text:p>
      <text:p text:style-name="P11"><text:tab/><text:tab/> easing:Strong.easeOut,</text:p>
      <text:p text:style-name="P11"><text:tab/><text:tab/> slices:3,</text:p>
      <text:p text:style-name="P11"><text:tab/><text:tab/> ordering:"columns-first",</text:p>
      <text:p text:style-name="P11"><text:tab/><text:tab/>slicing:"horizontal",</text:p>
      <text:p text:style-name="P11"><text:tab/><text:tab/>overlap:0.9,</text:p>
      <text:p text:style-name="P11"><text:tab/><text:tab/>direction:"lef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text:soft-page-break/></text:p>
      <text:p text:style-name="P2"><text:span text:style-name="T4">slices</text:span>:<text:span text:style-name="T7"> int</text:span>, Number of <text:s/>slices to cut image (default 1)</text:p>
      <text:p text:style-name="P2"><text:span text:style-name="T4">ordering</text:span>: <text:span text:style-name="T7">String</text:span>, an ordering function to apply to the tiles, see Orderings (default “columns-first”)</text:p>
      <text:p text:style-name="P2"><text:span text:style-name="T4">overlap</text:span>: <text:span text:style-name="T7">Number (0-1)</text:span>, <text:s/>the percentage of overlap between <text:s/>tiles, 0 is no overlap, 1 full overlap, 0.5 half overlap etc.. (default 0.5)</text:p>
      <text:p text:style-name="P2"><text:span text:style-name="T4">slicing</text:span>: <text:span text:style-name="T7">String</text:span>, <text:s/>values are “horizontal”, “vertical”, whether to create horizontal or vetical slices (default “horizontal”)</text:p>
      <text:p text:style-name="P2"><text:span text:style-name="T4">direction</text:span>: <text:span text:style-name="T7">String</text:span>, <text:s/>direction to rotate cubelets to, values are : “left”, ”right”, “up”, “down”, default (“right”)</text:p>
      <text:p text:style-name="P2"><text:span text:style-name="T4">direction_mode</text:span>: <text:span text:style-name="T7">String</text:span>, <text:s/>whether the direction alternates or is random or constant, values are : “none”, ”alternate”, “random”, default (“none”)</text:p>
      <text:p text:style-name="P2"><text:span text:style-name="T4">background</text:span>: <text:span text:style-name="T7">Boolean</text:span>, <text:s/>whether a black background will be added to enhance the effect.. (default false)</text:p>
      <text:p text:style-name="P2"/>
      <text:p text:style-name="P2"/>
      <text:p text:style-name="P8">Pixelate</text:p>
      <text:p text:style-name="P2"/>
      <text:p text:style-name="P3">Description:</text:p>
      <text:p text:style-name="P2">Zooms the target to pixel size and then back to new target using specified easing</text:p>
      <text:p text:style-name="P2"/>
      <text:p text:style-name="P3">Use example: </text:p>
      <text:p text:style-name="P11">var foo=new Pixelate();</text:p>
      <text:p text:style-name="P11">addChild(foo);</text:p>
      <text:p text:style-name="P11">foo.doit({</text:p>
      <text:p text:style-name="P11"><text:tab/><text:tab/> fromTarget:s9,</text:p>
      <text:p text:style-name="P11"><text:tab/><text:tab/> toTarget:st10,</text:p>
      <text:p text:style-name="P11"><text:tab/><text:tab/> duration:40,</text:p>
      <text:p text:style-name="P11"><text:tab/><text:tab/> easing:None.easeOut,</text:p>
      <text:p text:style-name="P11"><text:tab/><text:tab/> geometric:tru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geometric</text:span>: <text:span text:style-name="T7">Boolean</text:span>, <text:s/>whether the scaling is geometrical or linear (default true)</text:p>
      <text:p text:style-name="P2"/>
      <text:p text:style-name="P2"/>
      <text:p text:style-name="P8">Clock</text:p>
      <text:p text:style-name="P2"/>
      <text:p text:style-name="P3">Description:</text:p>
      <text:p text:style-name="P2">Reveals the target in a clock like manner using specified easing</text:p>
      <text:p text:style-name="P2"/>
      <text:p text:style-name="P3"><text:soft-page-break/>Use example: </text:p>
      <text:p text:style-name="P11">var foo=new Clock();</text:p>
      <text:p text:style-name="P11">addChild(foo);</text:p>
      <text:p text:style-name="P11">foo.doit({</text:p>
      <text:p text:style-name="P11"><text:tab/><text:tab/> toTarget:st3,</text:p>
      <text:p text:style-name="P11"><text:tab/><text:tab/>fromTarget:st2,</text:p>
      <text:p text:style-name="P11"><text:tab/><text:tab/> duration:40,</text:p>
      <text:p text:style-name="P11"><text:tab/><text:tab/> easing:Strong.easeOut,</text:p>
      <text:p text:style-name="P11"><text:tab/><text:tab/> segments:4});</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egments</text:span>: <text:span text:style-name="T7">int</text:span>, <text:s/>the number of segments to divide clock (default 1)</text:p>
      <text:p text:style-name="P2"><text:span text:style-name="T4">start_angle</text:span>: <text:span text:style-name="T7">Number</text:span>, <text:s/>the start angle in degrees (default 0)</text:p>
      <text:p text:style-name="P2"><text:span text:style-name="T4">clockwise</text:span>: <text:span text:style-name="T7">Boolean</text:span>, <text:s/>whether the direction is clockwise or not <text:s/>(default false)</text:p>
      <text:p text:style-name="P2"/>
      <text:p text:style-name="P2"/>
      <text:p text:style-name="P8">GradientSweep</text:p>
      <text:p text:style-name="P2"/>
      <text:p text:style-name="P3">Description:</text:p>
      <text:p text:style-name="P2">Reveals the target using gradient alpha mask from specified point</text:p>
      <text:p text:style-name="P2"/>
      <text:p text:style-name="P3">Use example: </text:p>
      <text:p text:style-name="P11">var foo=new GradientSweep();</text:p>
      <text:p text:style-name="P11">addChild(foo);</text:p>
      <text:p text:style-name="P11">foo.doit({</text:p>
      <text:p text:style-name="P11"><text:tab/><text:tab/> fromTarget:pic1,</text:p>
      <text:p text:style-name="P11"><text:tab/><text:tab/> <text:s/>toTarget:pic2,</text:p>
      <text:p text:style-name="P11"><text:tab/><text:tab/> <text:s/>duration:40,</text:p>
      <text:p text:style-name="P11"><text:tab/><text:tab/> <text:s/>easing:None.easeInOut,</text:p>
      <text:p text:style-name="P11"><text:tab/><text:tab/> <text:s/>mode:"bottom-righ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 <text:span text:style-name="T7">String</text:span>, <text:s/>the start point and the direction of the sweep values are:</text:p>
      <text:list xml:id="list30598245" text:style-name="L9">
        <text:list-item>
          <text:p text:style-name="P25"><text:soft-page-break/>“top-left”</text:p>
        </text:list-item>
        <text:list-item>
          <text:p text:style-name="P25">“top-right”</text:p>
        </text:list-item>
        <text:list-item>
          <text:p text:style-name="P25">“bottom-left”</text:p>
        </text:list-item>
        <text:list-item>
          <text:p text:style-name="P25">“bottom-right”</text:p>
        </text:list-item>
        <text:list-item>
          <text:p text:style-name="P25">“left”</text:p>
        </text:list-item>
        <text:list-item>
          <text:p text:style-name="P25">“right”</text:p>
        </text:list-item>
        <text:list-item>
          <text:p text:style-name="P25">“top”</text:p>
        </text:list-item>
        <text:list-item>
          <text:p text:style-name="P25">“bottom”</text:p>
        </text:list-item>
        <text:list-item>
          <text:p text:style-name="P25">“radial”</text:p>
        </text:list-item>
      </text:list>
      <text:p text:style-name="P2">(default “top-left”)</text:p>
      <text:p text:style-name="P2"/>
      <text:p text:style-name="P2"/>
      <text:p text:style-name="P8">GradientMasks</text:p>
      <text:p text:style-name="P2"/>
      <text:p text:style-name="P3">Description:</text:p>
      <text:p text:style-name="P2">Reveals the target using gradient alpha masks either horizontally or vertically with specified ordering, easing and overlap</text:p>
      <text:p text:style-name="P2"/>
      <text:p text:style-name="P3">Use example: </text:p>
      <text:p text:style-name="P11">var foo=new GradientMasks();</text:p>
      <text:p text:style-name="P11">addChild(foo);</text:p>
      <text:p text:style-name="P11">foo.doit({</text:p>
      <text:p text:style-name="P11"><text:tab/><text:tab/> fromTarget:pic1,</text:p>
      <text:p text:style-name="P11"><text:tab/><text:tab/> <text:s/>toTarget:pic2,</text:p>
      <text:p text:style-name="P11"><text:tab/><text:tab/> <text:s/>duration:60,</text:p>
      <text:p text:style-name="P11"><text:tab/><text:tab/> <text:s/>easing:Back.easeOut,</text:p>
      <text:p text:style-name="P11"><text:tab/><text:tab/> <text:s/>slices:6,</text:p>
      <text:p text:style-name="P11"><text:tab/><text:tab/>mode:"vertical",</text:p>
      <text:p text:style-name="P11"><text:tab/><text:tab/>overlap:0.8,</text:p>
      <text:p text:style-name="P11"><text:tab/><text:tab/>ordering:"random",</text:p>
      <text:p text:style-name="P11"><text:tab/><text:tab/>alternate:tru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lices</text:span>: <text:span text:style-name="T7">int</text:span>, <text:s/>number of masks <text:s/>(default 3)</text:p>
      <text:p text:style-name="P2"><text:span text:style-name="T4">alternate</text:span>: <text:span text:style-name="T7">Boolean</text:span>, <text:s/>whether the masks are moving alternately <text:s/>(default true)</text:p>
      <text:p text:style-name="P2"><text:span text:style-name="T4">mode</text:span>: <text:span text:style-name="T7">String</text:span>, <text:s/>either “horizontal” or “vertical” (default “horizontal”)</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5)</text:p>
      <text:p text:style-name="P11"><text:soft-page-break/></text:p>
      <text:p text:style-name="P8">DreamWave</text:p>
      <text:p text:style-name="P2"/>
      <text:p text:style-name="P3">Description:</text:p>
      <text:p text:style-name="P2">Fades in the target in a dream-like waving manner </text:p>
      <text:p text:style-name="P2"/>
      <text:p text:style-name="P3">Use example: </text:p>
      <text:p text:style-name="P11">var foo=new DreamWave();</text:p>
      <text:p text:style-name="P11">addChild(foo);</text:p>
      <text:p text:style-name="P11">foo.doit({</text:p>
      <text:p text:style-name="P11"><text:tab/><text:tab/> fromTarget:pic1,</text:p>
      <text:p text:style-name="P11"><text:tab/><text:tab/> <text:s/>toTarget:pic2,</text:p>
      <text:p text:style-name="P11"><text:tab/><text:tab/> <text:s/>duration:60,</text:p>
      <text:p text:style-name="P11"><text:tab/><text:tab/> <text:s/>easing:Back.ease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peedx</text:span>: <text:span text:style-name="T7">Number</text:span>, <text:s/>speed of waving in x-axis <text:s/>(default 20)</text:p>
      <text:p text:style-name="P2"><text:span text:style-name="T4">speedy</text:span>: <text:span text:style-name="T7">Number</text:span>, <text:s/>speed of waving in y-axis <text:s/>(default 20)</text:p>
      <text:p text:style-name="P2"><text:span text:style-name="T4">maxx</text:span>: <text:span text:style-name="T7">Number</text:span>, <text:s/>maximum distortion in x-axis <text:s/>(default 20)</text:p>
      <text:p text:style-name="P2"><text:span text:style-name="T4">maxy</text:span>: <text:span text:style-name="T7">Number</text:span>, <text:s/>maximum distortion in y-axis <text:s/>(default 20)</text:p>
      <text:p text:style-name="P11"/>
      <text:p text:style-name="P11"/>
      <text:p text:style-name="P8">Ripples</text:p>
      <text:p text:style-name="P2"/>
      <text:p text:style-name="P3">Description:</text:p>
      <text:p text:style-name="P2">Fades in the target like it is inside rippled water </text:p>
      <text:p text:style-name="P2"/>
      <text:p text:style-name="P3">Use example: </text:p>
      <text:p text:style-name="P11">var foo=new Ripples();</text:p>
      <text:p text:style-name="P11">addChild(foo);</text:p>
      <text:p text:style-name="P11">foo.doit({</text:p>
      <text:p text:style-name="P11"><text:tab/><text:tab/> fromTarget:pic1,</text:p>
      <text:p text:style-name="P11"><text:tab/><text:tab/> <text:s/>toTarget:pic2,</text:p>
      <text:p text:style-name="P11"><text:tab/><text:tab/> <text:s/>duration:40,</text:p>
      <text:p text:style-name="P11"><text:tab/><text:tab/> <text:s/>easing:None.ease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oft-page-break/><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axs</text:span>: <text:span text:style-name="T7">Number</text:span>, <text:s/>maximum distortion of ripple <text:s/>(default 60)</text:p>
      <text:p text:style-name="P2"><text:span text:style-name="T4">dens</text:span>: <text:span text:style-name="T7">Number (0-10)</text:span>, <text:s/>density of ripples <text:s/>(default 2)</text:p>
      <text:p text:style-name="P11"/>
      <text:p text:style-name="P11"/>
      <text:p text:style-name="P8">Slices</text:p>
      <text:p text:style-name="P2"/>
      <text:p text:style-name="P3">Description:</text:p>
      <text:p text:style-name="P2">Slices the target and moves in or out the slices in specified angle using specified ordering, easing and overlap</text:p>
      <text:p text:style-name="P2"/>
      <text:p text:style-name="P3">Use example: </text:p>
      <text:p text:style-name="P11">var foo=new Slices();</text:p>
      <text:p text:style-name="P11">addChild(foo);</text:p>
      <text:p text:style-name="P11">foo.doit({</text:p>
      <text:p text:style-name="P11"><text:tab/><text:tab/> <text:s/>toTarget:st4,</text:p>
      <text:p text:style-name="P11"><text:tab/><text:tab/>fromTarget:st3,</text:p>
      <text:p text:style-name="P11"><text:tab/><text:tab/> duration:80,</text:p>
      <text:p text:style-name="P11"><text:tab/><text:tab/> easing:Elastic.easeOut,</text:p>
      <text:p text:style-name="P11"><text:tab/><text:tab/> overlap:0.97,</text:p>
      <text:p text:style-name="P11"><text:tab/><text:tab/>alternate:true,</text:p>
      <text:p text:style-name="P11"><text:tab/><text:tab/>type:"in",</text:p>
      <text:p text:style-name="P11"><text:tab/><text:tab/>area:100,</text:p>
      <text:p text:style-name="P11"><text:tab/><text:tab/>ordering:"random",</text:p>
      <text:p text:style-name="P11"><text:tab/><text:tab/>angle:45});</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type</text:span>: <text:span text:style-name="T7">String</text:span>, either “in” <text:s/>or “out”, whether the transition is in-transition or out-transition <text:s/>(default “in”)</text:p>
      <text:p text:style-name="P2"><text:span text:style-name="T4">area</text:span>: <text:span text:style-name="T7">Number</text:span>, <text:s/>the width or height in pixels of each slice <text:s/>(default 10)</text:p>
      <text:p text:style-name="P2"><text:span text:style-name="T4">angle</text:span>: <text:span text:style-name="T7">Number</text:span>, <text:s/>the angle in degrees at which the slicing is done <text:s/>(default 45)</text:p>
      <text:p text:style-name="P2"><text:span text:style-name="T4">alternate</text:span>: <text:span text:style-name="T7">Boolean</text:span>, <text:s/>whether the masks are moving alternately <text:s/>(default true)</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8)</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99cm"/>
      </style:header-style>
      <style:footer-style/>
    </style:page-layout>
  </office:automatic-styles>
  <office:master-styles>
    <style:master-page style:name="Standard" style:page-layout-name="Mpm1">
      <style:header>
        <text:p text:style-name="Header"><text:tab/><text:tab/><text:page-number style:num-format="Native Numbering"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2T22:09:25</meta:creation-date>
    <dc:date>2011-11-10T10:47:45.31</dc:date>
    <meta:editing-duration>PT4H25M51S</meta:editing-duration>
    <meta:editing-cycles>105</meta:editing-cycles>
    <meta:generator>OpenOffice.org/3.3$Win32 OpenOffice.org_project/330m20$Build-9567</meta:generator>
    <meta:document-statistic meta:table-count="0" meta:image-count="0" meta:object-count="0" meta:page-count="21" meta:paragraph-count="602" meta:word-count="3422" meta:character-count="25111"/>
  </office:meta>
</office:document-meta>
</file>